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1bb460"/>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7" style:family="paragraph" style:parent-style-name="Heading_20_2">
      <style:text-properties fo:color="#000000" loext:opacity="100%" fo:font-size="12pt" style:font-size-asian="14pt"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4pt" style:font-weight-asian="bold" style:font-size-complex="14pt"/>
    </style:style>
    <style:style style:name="P10" style:family="paragraph" style:parent-style-name="Compact" style:list-style-name="WWNum1001">
      <style:text-properties fo:color="#000000" loext:opacity="100%" fo:font-size="10pt" style:font-size-asian="14pt" style:font-size-complex="14pt"/>
    </style:style>
    <style:style style:name="P11" style:family="paragraph" style:parent-style-name="Compact" style:list-style-name="WWNum1002">
      <style:text-properties fo:color="#000000" loext:opacity="100%" fo:font-size="10pt" style:font-size-asian="14pt" style:font-size-complex="14pt"/>
    </style:style>
    <style:style style:name="P12" style:family="paragraph" style:parent-style-name="Compact" style:list-style-name="WWNum1003">
      <style:text-properties fo:color="#000000" loext:opacity="100%" fo:font-size="10pt" style:font-size-asian="14pt" style:font-size-complex="14pt"/>
    </style:style>
    <style:style style:name="P13" style:family="paragraph" style:parent-style-name="Compact" style:list-style-name="WWNum1004">
      <style:text-properties fo:color="#000000" loext:opacity="100%" fo:font-size="10pt" style:font-size-asian="14pt" style:font-size-complex="14pt"/>
    </style:style>
    <style:style style:name="P14" style:family="paragraph" style:parent-style-name="Compact" style:list-style-name="WWNum1005">
      <style:text-properties fo:color="#000000" loext:opacity="100%" fo:font-size="10pt" style:font-size-asian="14pt" style:font-size-complex="14pt"/>
    </style:style>
    <style:style style:name="P15" style:family="paragraph" style:parent-style-name="Compact" style:list-style-name="WWNum1006">
      <style:text-properties fo:color="#000000" loext:opacity="100%" fo:font-size="10pt" style:font-size-asian="14pt" style:font-size-complex="14pt"/>
    </style:style>
    <style:style style:name="P16" style:family="paragraph" style:parent-style-name="Compact" style:list-style-name="WWNum1007">
      <style:text-properties fo:color="#000000" loext:opacity="100%" fo:font-size="10pt" style:font-size-asian="14pt" style:font-size-complex="14pt"/>
    </style:style>
    <style:style style:name="P17" style:family="paragraph" style:parent-style-name="Compact" style:list-style-name="WWNum1008">
      <style:text-properties fo:color="#000000" loext:opacity="100%" fo:font-size="10pt" style:font-size-asian="14pt" style:font-size-complex="14pt"/>
    </style:style>
    <style:style style:name="P18" style:family="paragraph" style:parent-style-name="Compact" style:list-style-name="WWNum1009">
      <style:text-properties fo:color="#000000" loext:opacity="100%" fo:font-size="10pt" style:font-size-asian="14pt" style:font-size-complex="14pt"/>
    </style:style>
    <style:style style:name="P19" style:family="paragraph" style:parent-style-name="Compact" style:list-style-name="WWNum1010">
      <style:text-properties fo:color="#000000" loext:opacity="100%" fo:font-size="10pt" style:font-size-asian="14pt" style:font-size-complex="14pt"/>
    </style:style>
    <style:style style:name="P20" style:family="paragraph" style:parent-style-name="Compact" style:list-style-name="WWNum1011">
      <style:text-properties fo:color="#000000" loext:opacity="100%" fo:font-size="10pt" style:font-size-asian="14pt" style:font-size-complex="14pt"/>
    </style:style>
    <style:style style:name="P21" style:family="paragraph" style:parent-style-name="Compact" style:list-style-name="WWNum1012">
      <style:text-properties fo:color="#000000" loext:opacity="100%" fo:font-size="10pt" style:font-size-asian="14pt" style:font-size-complex="14pt"/>
    </style:style>
    <style:style style:name="P22" style:family="paragraph" style:parent-style-name="Compact" style:list-style-name="WWNum1013">
      <style:text-properties fo:color="#000000" loext:opacity="100%" fo:font-size="10pt" style:font-size-asian="14pt" style:font-size-complex="14pt"/>
    </style:style>
    <style:style style:name="P23" style:family="paragraph" style:parent-style-name="Compact" style:list-style-name="WWNum1014">
      <style:text-properties fo:color="#000000" loext:opacity="100%" fo:font-size="10pt" style:font-size-asian="14pt" style:font-size-complex="14pt"/>
    </style:style>
    <style:style style:name="P24" style:family="paragraph" style:parent-style-name="Compact" style:list-style-name="WWNum1015">
      <style:text-properties fo:color="#000000" loext:opacity="100%" fo:font-size="10pt" style:font-size-asian="14pt" style:font-size-complex="14pt"/>
    </style:style>
    <style:style style:name="P25" style:family="paragraph" style:parent-style-name="Compact" style:list-style-name="WWNum1016">
      <style:text-properties fo:color="#000000" loext:opacity="100%" fo:font-size="10pt" style:font-size-asian="14pt" style:font-size-complex="14pt"/>
    </style:style>
    <style:style style:name="P26" style:family="paragraph" style:parent-style-name="Compact" style:list-style-name="WWNum1017">
      <style:text-properties fo:color="#000000" loext:opacity="100%" fo:font-size="10pt" style:font-size-asian="14pt" style:font-size-complex="14pt"/>
    </style:style>
    <style:style style:name="P27" style:family="paragraph" style:parent-style-name="Compact" style:list-style-name="WWNum1018">
      <style:text-properties fo:color="#000000" loext:opacity="100%" fo:font-size="10pt" style:font-size-asian="14pt" style:font-size-complex="14pt"/>
    </style:style>
    <style:style style:name="P28" style:family="paragraph" style:parent-style-name="Compact" style:list-style-name="WWNum1019">
      <style:text-properties fo:color="#000000" loext:opacity="100%" fo:font-size="10pt" style:font-size-asian="14pt" style:font-size-complex="14pt"/>
    </style:style>
    <style:style style:name="P29" style:family="paragraph" style:parent-style-name="Compact" style:list-style-name="WWNum1020">
      <style:text-properties fo:color="#000000" loext:opacity="100%" fo:font-size="10pt" style:font-size-asian="14pt" style:font-size-complex="14pt"/>
    </style:style>
    <style:style style:name="P30" style:family="paragraph" style:parent-style-name="Compact" style:list-style-name="WWNum1021">
      <style:text-properties fo:color="#000000" loext:opacity="100%" fo:font-size="10pt" style:font-size-asian="14pt" style:font-size-complex="14pt"/>
    </style:style>
    <style:style style:name="P31" style:family="paragraph" style:parent-style-name="Compact" style:list-style-name="WWNum1022">
      <style:text-properties fo:color="#000000" loext:opacity="100%" fo:font-size="10pt" style:font-size-asian="14pt" style:font-size-complex="14pt"/>
    </style:style>
    <style:style style:name="P32" style:family="paragraph" style:parent-style-name="Compact" style:list-style-name="WWNum1023">
      <style:text-properties fo:color="#000000" loext:opacity="100%" fo:font-size="10pt" style:font-size-asian="14pt" style:font-size-complex="14pt"/>
    </style:style>
    <style:style style:name="P33" style:family="paragraph" style:parent-style-name="Compact" style:list-style-name="WWNum1024">
      <style:text-properties fo:color="#000000" loext:opacity="100%" fo:font-size="10pt" style:font-size-asian="14pt" style:font-size-complex="14pt"/>
    </style:style>
    <style:style style:name="P34" style:family="paragraph" style:parent-style-name="Compact" style:list-style-name="WWNum1025">
      <style:text-properties fo:color="#000000" loext:opacity="100%" fo:font-size="10pt" style:font-size-asian="14pt" style:font-size-complex="14pt"/>
    </style:style>
    <style:style style:name="P35" style:family="paragraph" style:parent-style-name="Compact" style:list-style-name="WWNum1026">
      <style:text-properties fo:color="#000000" loext:opacity="100%" fo:font-size="10pt" style:font-size-asian="14pt" style:font-size-complex="14pt"/>
    </style:style>
    <style:style style:name="P36" style:family="paragraph" style:parent-style-name="Compact" style:list-style-name="WWNum1027">
      <style:text-properties fo:color="#000000" loext:opacity="100%" fo:font-size="10pt" style:font-size-asian="14pt" style:font-size-complex="14pt"/>
    </style:style>
    <style:style style:name="P37" style:family="paragraph" style:parent-style-name="Compact" style:list-style-name="WWNum1028">
      <style:text-properties fo:color="#000000" loext:opacity="100%" fo:font-size="10pt" style:font-size-asian="14pt" style:font-size-complex="14pt"/>
    </style:style>
    <style:style style:name="P38" style:family="paragraph" style:parent-style-name="Compact" style:list-style-name="WWNum1029">
      <style:text-properties fo:color="#000000" loext:opacity="100%" fo:font-size="10pt" style:font-size-asian="14pt" style:font-size-complex="14pt"/>
    </style:style>
    <style:style style:name="P39" style:family="paragraph" style:parent-style-name="Compact" style:list-style-name="WWNum1030">
      <style:text-properties fo:color="#000000" loext:opacity="100%" fo:font-size="10pt" style:font-size-asian="14pt" style:font-size-complex="14pt"/>
    </style:style>
    <style:style style:name="P40" style:family="paragraph" style:parent-style-name="Compact" style:list-style-name="WWNum1031">
      <style:text-properties fo:color="#000000" loext:opacity="100%" fo:font-size="10pt" style:font-size-asian="14pt" style:font-size-complex="14pt"/>
    </style:style>
    <style:style style:name="P41" style:family="paragraph" style:parent-style-name="Compact" style:list-style-name="WWNum1032">
      <style:text-properties fo:color="#000000" loext:opacity="100%" fo:font-size="10pt" style:font-size-asian="14pt" style:font-size-complex="14pt"/>
    </style:style>
    <style:style style:name="P42" style:family="paragraph" style:parent-style-name="Compact" style:list-style-name="WWNum1033">
      <style:text-properties fo:color="#000000" loext:opacity="100%" fo:font-size="10pt" style:font-size-asian="14pt" style:font-size-complex="14pt"/>
    </style:style>
    <style:style style:name="P43" style:family="paragraph" style:parent-style-name="Compact" style:list-style-name="WWNum1034">
      <style:text-properties fo:color="#000000" loext:opacity="100%" fo:font-size="10pt" style:font-size-asian="14pt" style:font-size-complex="14pt"/>
    </style:style>
    <style:style style:name="P44" style:family="paragraph" style:parent-style-name="Compact" style:list-style-name="WWNum1035">
      <style:text-properties fo:color="#000000" loext:opacity="100%" fo:font-size="10pt" style:font-size-asian="14pt" style:font-size-complex="14pt"/>
    </style:style>
    <style:style style:name="P45" style:family="paragraph" style:parent-style-name="Compact" style:list-style-name="WWNum1036">
      <style:text-properties fo:color="#000000" loext:opacity="100%" fo:font-size="10pt" style:font-size-asian="14pt" style:font-size-complex="14pt"/>
    </style:style>
    <style:style style:name="P46" style:family="paragraph" style:parent-style-name="Compact" style:list-style-name="WWNum1037">
      <style:text-properties fo:color="#000000" loext:opacity="100%" fo:font-size="10pt" style:font-size-asian="14pt" style:font-size-complex="14pt"/>
    </style:style>
    <style:style style:name="P47" style:family="paragraph" style:parent-style-name="Compact" style:list-style-name="WWNum1038">
      <style:text-properties fo:color="#000000" loext:opacity="100%" fo:font-size="10pt" style:font-size-asian="14pt" style:font-size-complex="14pt"/>
    </style:style>
    <style:style style:name="P48" style:family="paragraph" style:parent-style-name="Compact" style:list-style-name="WWNum1039">
      <style:text-properties fo:color="#000000" loext:opacity="100%" fo:font-size="10pt" style:font-size-asian="14pt" style:font-size-complex="14pt"/>
    </style:style>
    <style:style style:name="P49" style:family="paragraph" style:parent-style-name="Compact" style:list-style-name="WWNum1040">
      <style:text-properties fo:color="#000000" loext:opacity="100%" fo:font-size="10pt" style:font-size-asian="14pt" style:font-size-complex="14pt"/>
    </style:style>
    <style:style style:name="T1" style:family="text">
      <style:text-properties fo:font-size="10pt"/>
    </style:style>
    <style:style style:name="T2" style:family="text">
      <style:text-properties fo:font-weight="bold" style:font-weight-asian="bold"/>
    </style:style>
    <style:style style:name="T3" style:family="text">
      <style:text-properties fo:font-style="italic" style:font-style-asian="italic"/>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text:bookmark-start text:name="mini-cairn"/>Mini Cairn<text:bookmark-end text:name="mini-cairn"/></text:h>
        <text:p text:style-name="P4"><text:span text:style-name="T2">Cairn</text:span> is licensed under CC-BY-SA 4.0 by Yochai Gal. https://github.com/yochaigal/cairn</text:p>
        <text:p text:style-name="P5"><text:span text:style-name="T2">Cairn</text:span> is an adventure game for one facilitator (the <text:span text:style-name="T2">Warden</text:span>) and at least one other player. Players act as hardened adventurers exploring a dark &amp; mysterious Wood filled with strange folk, hidden treasure, and unspeakable monstrosities.</text:p>
        <text:h text:style-name="P7" text:outline-level="2"><text:bookmark-start text:name="character-creation"/>Character Creation<text:bookmark-end text:name="character-creation"/></text:h>
        <text:p text:style-name="P2">First, choose a <text:span text:style-name="T2">name</text:span> for your character, then choose or roll their <text:span text:style-name="T2">background</text:span>, which informs their knowledge and potential skills. Lastly, roll for the rest of your character’s <text:span text:style-name="T2">traits</text:span> and <text:span text:style-name="T2">gear</text:span> on the <text:span text:style-name="T3">Character Traits</text:span> and <text:span text:style-name="T3">Starting Gear</text:span> tables.</text:p>
        <text:h text:style-name="P7" text:outline-level="2"><text:bookmark-start text:name="ability-scores"/>Ability Scores<text:bookmark-end text:name="ability-scores"/></text:h>
        <text:p text:style-name="P2">Player Characters (PCs) have just three attributes:</text:p>
        <text:p text:style-name="P3"><text:span text:style-name="T2">Strength (STR)</text:span>, <text:span text:style-name="T2">Dexterity (DEX)</text:span>, and <text:span text:style-name="T2">Willpower (WIL)</text:span>. When creating a PC, the player should roll 3d6 for each of their character’s ability scores, in order. They may then swap any two of the results.</text:p>
        <text:h text:style-name="P7" text:outline-level="2"><text:bookmark-start text:name="hit-protection"/>Hit Protection<text:bookmark-end text:name="hit-protection"/></text:h>
        <text:p text:style-name="P2">Roll 1d6 to determine your PC’s starting <text:span text:style-name="T2">Hit Protection</text:span> (HP), which reflects their ability to avoid damage in combat. HP does not indicate a character’s health or fortitude; nor do they lose it for very long (see <text:span text:style-name="T2">Healing</text:span>). If an attack takes a PC’s HP exactly to 0, the player must roll on the <text:span text:style-name="T2">Scars</text:span> table.</text:p>
        <text:h text:style-name="P7"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2">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2">Hirelings</text:span> can also be paid to carry equipment.</text:p>
        <text:h text:style-name="P7" text:outline-level="2"><text:bookmark-start text:name="starting-gear"/>Starting Gear<text:bookmark-end text:name="starting-gear"/></text:h>
        <text:p text:style-name="P2">All PCs begin with:or</text:p>
        <text:list xml:id="list163333832" text:style-name="WWNum1001">
          <text:list-item>
            <text:p text:style-name="P10">Three days’ rations (one slot)</text:p>
          </text:list-item>
          <text:list-item>
            <text:p text:style-name="P10">A torch (one slot)</text:p>
          </text:list-item>
          <text:list-item>
            <text:p text:style-name="P10">3d6 gold pieces</text:p>
          </text:list-item>
        </text:list>
        <text:p text:style-name="P2">Roll on the <text:span text:style-name="T2">Starting Gear</text:span> tables to determine your PC’s armor, weapons, tools, and equipment. If indicated, roll on the <text:span text:style-name="T3">Spellbooks</text:span> table with a d100 (or roll 2d10, using one die as the ones place,and one as the tens place).</text:p>
        <text:p text:style-name="P3">See the <text:span text:style-name="T2">Equipment List</text:span> for related armor, damage, and slot values. Smaller items can sometimes be bundled together into one slot.</text:p>
        <text:h text:style-name="P7" text:outline-level="2"><text:bookmark-start text:name="background-and-traits-d20-and-d10"/>Background and Traits (d20 and d10)<text:bookmark-end text:name="background-and-traits-d20-and-d10"/></text:h>
        <text:p text:style-name="P8">Background</text:p>
        <text:list xml:id="list3480241270" text:style-name="WWNum1002">
          <text:list-item text:start-value="1">
            <text:p text:style-name="P11">Alchemist</text:p>
          </text:list-item>
          <text:list-item>
            <text:p text:style-name="P11">Beggar</text:p>
          </text:list-item>
          <text:list-item>
            <text:p text:style-name="P11">Butcher</text:p>
          </text:list-item>
          <text:list-item>
            <text:p text:style-name="P11">Burglar</text:p>
          </text:list-item>
          <text:list-item>
            <text:p text:style-name="P11">Charlatan</text:p>
          </text:list-item>
          <text:list-item>
            <text:p text:style-name="P11">Cleric</text:p>
          </text:list-item>
          <text:list-item>
            <text:p text:style-name="P11">Cook</text:p>
          </text:list-item>
          <text:list-item>
            <text:p text:style-name="P11">Cultist</text:p>
          </text:list-item>
          <text:list-item>
            <text:p text:style-name="P11">Gambler</text:p>
          </text:list-item>
          <text:list-item>
            <text:p text:style-name="P11">Herbalist</text:p>
          </text:list-item>
          <text:list-item>
            <text:p text:style-name="P11">Magician</text:p>
          </text:list-item>
          <text:list-item>
            <text:p text:style-name="P11">Mariner</text:p>
          </text:list-item>
          <text:list-item>
            <text:p text:style-name="P11">Mercenary</text:p>
          </text:list-item>
          <text:list-item>
            <text:p text:style-name="P11">Merchant</text:p>
          </text:list-item>
          <text:list-item>
            <text:p text:style-name="P11">Outlaw</text:p>
          </text:list-item>
          <text:list-item>
            <text:p text:style-name="P11">Performer</text:p>
          </text:list-item>
          <text:list-item>
            <text:p text:style-name="P11">Pickpocket</text:p>
          </text:list-item>
          <text:list-item>
            <text:p text:style-name="P11">Smuggler</text:p>
          </text:list-item>
          <text:list-item>
            <text:p text:style-name="P11">Student</text:p>
          </text:list-item>
          <text:list-item>
            <text:p text:style-name="P11">Tracker</text:p>
          </text:list-item>
        </text:list>
        <text:p text:style-name="P8">Virtue</text:p>
        <text:list xml:id="list161539887809823" text:continue-list="list3480241270" text:style-name="WWNum1003">
          <text:list-item text:start-value="1">
            <text:p text:style-name="P12">Ambitious</text:p>
          </text:list-item>
          <text:list-item>
            <text:p text:style-name="P12">Cautious</text:p>
          </text:list-item>
          <text:list-item>
            <text:p text:style-name="P12">Courageous</text:p>
          </text:list-item>
          <text:list-item>
            <text:p text:style-name="P12">Disciplined</text:p>
          </text:list-item>
          <text:list-item>
            <text:p text:style-name="P12">Gregarious</text:p>
          </text:list-item>
          <text:list-item>
            <text:p text:style-name="P12">Honorable</text:p>
          </text:list-item>
          <text:list-item>
            <text:p text:style-name="P12">Humble</text:p>
          </text:list-item>
          <text:list-item>
            <text:p text:style-name="P12">Merciful</text:p>
          </text:list-item>
          <text:list-item>
            <text:p text:style-name="P12">Serene</text:p>
          </text:list-item>
          <text:list-item>
            <text:p text:style-name="P12">Tolerant</text:p>
          </text:list-item>
        </text:list>
        <text:p text:style-name="P8">Vice</text:p>
        <text:list xml:id="list161539595939566" text:continue-list="list161539887809823" text:style-name="WWNum1004">
          <text:list-item text:start-value="1">
            <text:p text:style-name="P13">Aggressive</text:p>
          </text:list-item>
          <text:list-item>
            <text:p text:style-name="P13">Bitter</text:p>
          </text:list-item>
          <text:list-item>
            <text:p text:style-name="P13">Craven</text:p>
          </text:list-item>
          <text:list-item>
            <text:p text:style-name="P13">Deceitful</text:p>
          </text:list-item>
          <text:list-item>
            <text:p text:style-name="P13">Greedy</text:p>
          </text:list-item>
          <text:list-item>
            <text:p text:style-name="P13"><text:soft-page-break/>Lazy</text:p>
          </text:list-item>
          <text:list-item>
            <text:p text:style-name="P13">Nervous</text:p>
          </text:list-item>
          <text:list-item>
            <text:p text:style-name="P13">Rude</text:p>
          </text:list-item>
          <text:list-item>
            <text:p text:style-name="P13">Vain</text:p>
          </text:list-item>
          <text:list-item>
            <text:p text:style-name="P13">Vengeful</text:p>
          </text:list-item>
        </text:list>
        <text:p text:style-name="P8">Reputation</text:p>
        <text:list xml:id="list161541187472247" text:continue-list="list161539595939566" text:style-name="WWNum1005">
          <text:list-item text:start-value="1">
            <text:p text:style-name="P14">Ambitious</text:p>
          </text:list-item>
          <text:list-item>
            <text:p text:style-name="P14">Boor</text:p>
          </text:list-item>
          <text:list-item>
            <text:p text:style-name="P14">Dangerous</text:p>
          </text:list-item>
          <text:list-item>
            <text:p text:style-name="P14">Entertainer</text:p>
          </text:list-item>
          <text:list-item>
            <text:p text:style-name="P14">Honest</text:p>
          </text:list-item>
          <text:list-item>
            <text:p text:style-name="P14">Loafer</text:p>
          </text:list-item>
          <text:list-item>
            <text:p text:style-name="P14">Oddball</text:p>
          </text:list-item>
          <text:list-item>
            <text:p text:style-name="P14">Repulsive</text:p>
          </text:list-item>
          <text:list-item>
            <text:p text:style-name="P14">Respected</text:p>
          </text:list-item>
          <text:list-item>
            <text:p text:style-name="P14">Wise</text:p>
          </text:list-item>
        </text:list>
        <text:p text:style-name="P8">Misfortunes</text:p>
        <text:list xml:id="list161539467991913" text:continue-list="list161541187472247" text:style-name="WWNum1006">
          <text:list-item text:start-value="1">
            <text:p text:style-name="P15">Abandoned</text:p>
          </text:list-item>
          <text:list-item>
            <text:p text:style-name="P15">Addicted</text:p>
          </text:list-item>
          <text:list-item>
            <text:p text:style-name="P15">Blackmailed</text:p>
          </text:list-item>
          <text:list-item>
            <text:p text:style-name="P15">Condemned</text:p>
          </text:list-item>
          <text:list-item>
            <text:p text:style-name="P15">Cursed</text:p>
          </text:list-item>
          <text:list-item>
            <text:p text:style-name="P15">Defrauded</text:p>
          </text:list-item>
          <text:list-item>
            <text:p text:style-name="P15">Demoted</text:p>
          </text:list-item>
          <text:list-item>
            <text:p text:style-name="P15">Discredited</text:p>
          </text:list-item>
          <text:list-item>
            <text:p text:style-name="P15">Disowned</text:p>
          </text:list-item>
          <text:list-item>
            <text:p text:style-name="P15">Exiled</text:p>
          </text:list-item>
        </text:list>
        <text:h text:style-name="P7" text:outline-level="2"><text:bookmark-start text:name="starting-gear-d20"/>Starting Gear (d20)<text:bookmark-end text:name="starting-gear-d20"/></text:h>
        <text:p text:style-name="P8">Armor</text:p>
        <text:list xml:id="list161540734679992" text:continue-list="list163333832" text:style-name="WWNum1007">
          <text:list-item>
            <text:p text:style-name="P16">1-3: None</text:p>
          </text:list-item>
          <text:list-item>
            <text:p text:style-name="P16">4-14: Studded Leather (Brigandine)</text:p>
          </text:list-item>
          <text:list-item>
            <text:p text:style-name="P16">5-19: Chasinmail</text:p>
          </text:list-item>
          <text:list-item>
            <text:p text:style-name="P16">20: Plate</text:p>
          </text:list-item>
        </text:list>
        <text:p text:style-name="P8">Helmets &amp; Shields</text:p>
        <text:list xml:id="list161539635655370" text:continue-list="list161540734679992" text:style-name="WWNum1008">
          <text:list-item>
            <text:p text:style-name="P17">1-13: None</text:p>
          </text:list-item>
          <text:list-item>
            <text:p text:style-name="P17">14-16: Helmet</text:p>
          </text:list-item>
          <text:list-item>
            <text:p text:style-name="P17">17-19: Shield</text:p>
          </text:list-item>
          <text:list-item>
            <text:p text:style-name="P17">20: Helmet &amp; Shield</text:p>
          </text:list-item>
        </text:list>
        <text:p text:style-name="P8">Weapons</text:p>
        <text:list xml:id="list161540269887623" text:continue-list="list161539635655370" text:style-name="WWNum1009">
          <text:list-item>
            <text:p text:style-name="P18">1-5: Dagger, Cudgel, Staff</text:p>
          </text:list-item>
          <text:list-item>
            <text:p text:style-name="P18">6-14: Sword, Mace, Axe</text:p>
          </text:list-item>
          <text:list-item>
            <text:p text:style-name="P18">15-19: Longbow, Crossbow, Sling</text:p>
          </text:list-item>
          <text:list-item>
            <text:p text:style-name="P18">20: Halberd, War Hammer, Battleaxe</text:p>
          </text:list-item>
        </text:list>
        <text:p text:style-name="P8">Expeditionary Gear</text:p>
        <text:list xml:id="list161539236598131" text:continue-list="list161539467991913" text:style-name="WWNum1010">
          <text:list-item text:start-value="1">
            <text:p text:style-name="P19">Air Bladder</text:p>
          </text:list-item>
          <text:list-item>
            <text:p text:style-name="P19">Antitoxin</text:p>
          </text:list-item>
          <text:list-item>
            <text:p text:style-name="P19">Cart (+4 slots, bulky)</text:p>
          </text:list-item>
          <text:list-item>
            <text:p text:style-name="P19">Chain (10ft)</text:p>
          </text:list-item>
          <text:list-item>
            <text:p text:style-name="P19">Dowsing Rod</text:p>
          </text:list-item>
          <text:list-item>
            <text:p text:style-name="P19">Fire Oil</text:p>
          </text:list-item>
          <text:list-item>
            <text:p text:style-name="P19">Grappling Hook</text:p>
          </text:list-item>
          <text:list-item>
            <text:p text:style-name="P19">Large Sack</text:p>
          </text:list-item>
          <text:list-item>
            <text:p text:style-name="P19">Large Trap</text:p>
          </text:list-item>
          <text:list-item>
            <text:p text:style-name="P19">Lockpicks</text:p>
          </text:list-item>
          <text:list-item>
            <text:p text:style-name="P19">Manacles</text:p>
          </text:list-item>
          <text:list-item>
            <text:p text:style-name="P19">Pick</text:p>
          </text:list-item>
          <text:list-item>
            <text:p text:style-name="P19">Pole (10ft)</text:p>
          </text:list-item>
          <text:list-item>
            <text:p text:style-name="P19">Pulley</text:p>
          </text:list-item>
          <text:list-item>
            <text:p text:style-name="P19">Repellent</text:p>
          </text:list-item>
          <text:list-item>
            <text:p text:style-name="P19">Rope (25ft)</text:p>
          </text:list-item>
          <text:list-item>
            <text:p text:style-name="P19">Spirit Ward</text:p>
          </text:list-item>
          <text:list-item>
            <text:p text:style-name="P19">Spyglass</text:p>
          </text:list-item>
          <text:list-item>
            <text:p text:style-name="P19">Tinderbox</text:p>
          </text:list-item>
          <text:list-item>
            <text:p text:style-name="P19">Wolfsbane</text:p>
          </text:list-item>
        </text:list>
        <text:p text:style-name="P8">Tools</text:p>
        <text:list xml:id="list161539729249446" text:continue-list="list161539236598131" text:style-name="WWNum1011">
          <text:list-item text:start-value="1">
            <text:p text:style-name="P20">Bellows</text:p>
          </text:list-item>
          <text:list-item>
            <text:p text:style-name="P20">Bucket</text:p>
          </text:list-item>
          <text:list-item>
            <text:p text:style-name="P20">Caltrops</text:p>
          </text:list-item>
          <text:list-item>
            <text:p text:style-name="P20">Chalk</text:p>
          </text:list-item>
          <text:list-item>
            <text:p text:style-name="P20">Chisel</text:p>
          </text:list-item>
          <text:list-item>
            <text:p text:style-name="P20">Cook Pots</text:p>
          </text:list-item>
          <text:list-item>
            <text:p text:style-name="P20">Crowbar</text:p>
          </text:list-item>
          <text:list-item>
            <text:p text:style-name="P20">Drill (Manual)</text:p>
          </text:list-item>
          <text:list-item>
            <text:p text:style-name="P20">FishingRod</text:p>
          </text:list-item>
          <text:list-item>
            <text:p text:style-name="P20">Glue</text:p>
          </text:list-item>
          <text:list-item>
            <text:p text:style-name="P20">Grease</text:p>
          </text:list-item>
          <text:list-item>
            <text:p text:style-name="P20">Hammer</text:p>
          </text:list-item>
          <text:list-item>
            <text:p text:style-name="P20">Hourglass</text:p>
          </text:list-item>
          <text:list-item>
            <text:p text:style-name="P20">Metal File</text:p>
          </text:list-item>
          <text:list-item>
            <text:p text:style-name="P20">Nails</text:p>
          </text:list-item>
          <text:list-item>
            <text:p text:style-name="P20">Net</text:p>
          </text:list-item>
          <text:list-item>
            <text:p text:style-name="P20">Saw</text:p>
          </text:list-item>
          <text:list-item>
            <text:p text:style-name="P20">Sealant</text:p>
          </text:list-item>
          <text:list-item>
            <text:p text:style-name="P20">Shovel</text:p>
          </text:list-item>
          <text:list-item>
            <text:p text:style-name="P20">Tongs</text:p>
          </text:list-item>
        </text:list>
        <text:p text:style-name="P8">Trinkets</text:p>
        <text:list xml:id="list161539900476516" text:continue-list="list161539729249446" text:style-name="WWNum1012">
          <text:list-item text:start-value="1">
            <text:p text:style-name="P21">Bottle</text:p>
          </text:list-item>
          <text:list-item>
            <text:p text:style-name="P21">Card Deck</text:p>
          </text:list-item>
          <text:list-item>
            <text:p text:style-name="P21">Dice Set</text:p>
          </text:list-item>
          <text:list-item>
            <text:p text:style-name="P21">Face Paint</text:p>
          </text:list-item>
          <text:list-item>
            <text:p text:style-name="P21">Fake Jewels</text:p>
          </text:list-item>
          <text:list-item>
            <text:p text:style-name="P21">Horn</text:p>
          </text:list-item>
          <text:list-item>
            <text:p text:style-name="P21">Incense</text:p>
          </text:list-item>
          <text:list-item>
            <text:p text:style-name="P21">Instrument</text:p>
          </text:list-item>
          <text:list-item>
            <text:p text:style-name="P21">Lens</text:p>
          </text:list-item>
          <text:list-item>
            <text:p text:style-name="P21">Marbles</text:p>
          </text:list-item>
          <text:list-item>
            <text:p text:style-name="P21">Mirror</text:p>
          </text:list-item>
          <text:list-item>
            <text:p text:style-name="P21">Perfume</text:p>
          </text:list-item>
          <text:list-item>
            <text:p text:style-name="P21">Quill &amp; Ink</text:p>
          </text:list-item>
          <text:list-item>
            <text:p text:style-name="P21">Salt Pack</text:p>
          </text:list-item>
          <text:list-item>
            <text:p text:style-name="P21">Small Bell</text:p>
          </text:list-item>
          <text:list-item>
            <text:p text:style-name="P21">Soap</text:p>
          </text:list-item>
          <text:list-item>
            <text:p text:style-name="P21">Sponge</text:p>
          </text:list-item>
          <text:list-item>
            <text:p text:style-name="P21">Tar Pot</text:p>
          </text:list-item>
          <text:list-item>
            <text:p text:style-name="P21">Twine</text:p>
          </text:list-item>
          <text:list-item>
            <text:p text:style-name="P21">Whistle</text:p>
          </text:list-item>
        </text:list>
        <text:p text:style-name="P8">Bonus Item (roll on table indicated)</text:p>
        <text:list xml:id="list161540427467826" text:continue-list="list161540269887623" text:style-name="WWNum1013">
          <text:list-item>
            <text:p text:style-name="P22">1-5: Tool or Trinket</text:p>
          </text:list-item>
          <text:list-item>
            <text:p text:style-name="P22">6-13: Expeditionary Gear</text:p>
          </text:list-item>
          <text:list-item>
            <text:p text:style-name="P22">14-17: Armor or Weapon</text:p>
          </text:list-item>
          <text:list-item>
            <text:p text:style-name="P22">18-20: Spellbook</text:p>
          </text:list-item>
        </text:list>
        <text:p text:style-name="P8">Spellbooks (d100)</text:p>
        <text:p text:style-name="P3">Roll d100 and compare to <text:span text:style-name="T3">100 Spells</text:span> section.</text:p>
        <text:h text:style-name="P7" text:outline-level="2"><text:bookmark-start text:name="equipment-list-prices-in-gold-pieces"/>Equipment List (Prices in Gold Pieces)<text:bookmark-end text:name="equipment-list-prices-in-gold-pieces"/></text:h>
        <text:p text:style-name="P8">Armor</text:p>
        <text:list xml:id="list161540583301126" text:continue-list="list161540427467826" text:style-name="WWNum1014">
          <text:list-item>
            <text:p text:style-name="P23">Shield (+1 Armor): 10</text:p>
          </text:list-item>
          <text:list-item>
            <text:p text:style-name="P23">Helmet (+1 Armor): 10</text:p>
          </text:list-item>
          <text:list-item>
            <text:p text:style-name="P23">Padded Armor “Gambeson” (+1 Armor): 15</text:p>
          </text:list-item>
          <text:list-item>
            <text:p text:style-name="P23">Studded Leather “Brigandine” (1 Armor, bulky): 20</text:p>
          </text:list-item>
          <text:list-item>
            <text:p text:style-name="P23"><text:soft-page-break/>Chainmail (2 Armor, bulky): 40</text:p>
          </text:list-item>
          <text:list-item>
            <text:p text:style-name="P23">Plate (3 Armor, bulky): 60</text:p>
          </text:list-item>
        </text:list>
        <text:p text:style-name="P8">Weapons</text:p>
        <text:list xml:id="list161539910370101" text:continue-list="list161540583301126" text:style-name="WWNum1015">
          <text:list-item>
            <text:p text:style-name="P24">Dagger, Cudgel, Sickle, Staff, etc. (d6 damage): 5</text:p>
          </text:list-item>
          <text:list-item>
            <text:p text:style-name="P24">Spear, Sword, Mace, Axe, Flail, etc. (d8 damage): 10</text:p>
          </text:list-item>
          <text:list-item>
            <text:p text:style-name="P24">Halberd, War Hammer, Long Sword , etc. (d10 damage, bulky): 20</text:p>
          </text:list-item>
          <text:list-item>
            <text:p text:style-name="P24">Sling (d4 damage): 5</text:p>
          </text:list-item>
          <text:list-item>
            <text:p text:style-name="P24">Bow (d6 damage, bulky): 20</text:p>
          </text:list-item>
          <text:list-item>
            <text:p text:style-name="P24">Crossbow (d8 damage, bulky): 30</text:p>
          </text:list-item>
        </text:list>
        <text:p text:style-name="P8">Gear &amp; Tools</text:p>
        <text:list xml:id="list161540623544753" text:continue-list="list161539910370101" text:style-name="WWNum1016">
          <text:list-item>
            <text:p text:style-name="P25">Air Bladder: 5</text:p>
          </text:list-item>
          <text:list-item>
            <text:p text:style-name="P25">Bellows: 10</text:p>
          </text:list-item>
          <text:list-item>
            <text:p text:style-name="P25">Bedroll: 5</text:p>
          </text:list-item>
          <text:list-item>
            <text:p text:style-name="P25">Book: 50</text:p>
          </text:list-item>
          <text:list-item>
            <text:p text:style-name="P25">Bucket: 5</text:p>
          </text:list-item>
          <text:list-item>
            <text:p text:style-name="P25">Caltrops: 10</text:p>
          </text:list-item>
          <text:list-item>
            <text:p text:style-name="P25">Cart (+4 slots, bulky): 30</text:p>
          </text:list-item>
          <text:list-item>
            <text:p text:style-name="P25">Chain (10ft): 10</text:p>
          </text:list-item>
          <text:list-item>
            <text:p text:style-name="P25">Chalk: 1</text:p>
          </text:list-item>
          <text:list-item>
            <text:p text:style-name="P25">Chisel: 5</text:p>
          </text:list-item>
          <text:list-item>
            <text:p text:style-name="P25">Cook Pots: 10</text:p>
          </text:list-item>
          <text:list-item>
            <text:p text:style-name="P25">Crowbar: 10</text:p>
          </text:list-item>
          <text:list-item>
            <text:p text:style-name="P25">Drill (Manual): 10</text:p>
          </text:list-item>
          <text:list-item>
            <text:p text:style-name="P25">Face Paint: 10</text:p>
          </text:list-item>
          <text:list-item>
            <text:p text:style-name="P25">Fire Oil: 10</text:p>
          </text:list-item>
          <text:list-item>
            <text:p text:style-name="P25">Fishing Rod: 10</text:p>
          </text:list-item>
          <text:list-item>
            <text:p text:style-name="P25">Glass Marbles: 5</text:p>
          </text:list-item>
          <text:list-item>
            <text:p text:style-name="P25">Glue: 5</text:p>
          </text:list-item>
          <text:list-item>
            <text:p text:style-name="P25">Grease: 10</text:p>
          </text:list-item>
          <text:list-item>
            <text:p text:style-name="P25">Grappling Hook: 25</text:p>
          </text:list-item>
          <text:list-item>
            <text:p text:style-name="P25">Hammer: 5</text:p>
          </text:list-item>
          <text:list-item>
            <text:p text:style-name="P25">Holy Water: 25</text:p>
          </text:list-item>
          <text:list-item>
            <text:p text:style-name="P25">Horn: 10</text:p>
          </text:list-item>
          <text:list-item>
            <text:p text:style-name="P25">Horse (+4 slots): 75</text:p>
          </text:list-item>
          <text:list-item>
            <text:p text:style-name="P25">Hourglass: 50</text:p>
          </text:list-item>
          <text:list-item>
            <text:p text:style-name="P25">Incense: 10</text:p>
          </text:list-item>
          <text:list-item>
            <text:p text:style-name="P25">Ladder (bulky, 10ft): 10</text:p>
          </text:list-item>
          <text:list-item>
            <text:p text:style-name="P25">Lantern &amp; Oil: 10</text:p>
          </text:list-item>
          <text:list-item>
            <text:p text:style-name="P25">Large Trap: 20</text:p>
          </text:list-item>
          <text:list-item>
            <text:p text:style-name="P25">Large Sponge: 5</text:p>
          </text:list-item>
          <text:list-item>
            <text:p text:style-name="P25">Lens: 10</text:p>
          </text:list-item>
          <text:list-item>
            <text:p text:style-name="P25">Lockpicks: 25</text:p>
          </text:list-item>
          <text:list-item>
            <text:p text:style-name="P25">Manacles: 10</text:p>
          </text:list-item>
          <text:list-item>
            <text:p text:style-name="P25">Metal File: 5</text:p>
          </text:list-item>
          <text:list-item>
            <text:p text:style-name="P25">Mirror: 5</text:p>
          </text:list-item>
          <text:list-item>
            <text:p text:style-name="P25">Mule (+6 slots, slow): 30</text:p>
          </text:list-item>
          <text:list-item>
            <text:p text:style-name="P25">Net: 10</text:p>
          </text:list-item>
          <text:list-item>
            <text:p text:style-name="P25">Oilskin Bag: 5</text:p>
          </text:list-item>
          <text:list-item>
            <text:p text:style-name="P25">Pick: 10</text:p>
          </text:list-item>
          <text:list-item>
            <text:p text:style-name="P25">Pulley: 10</text:p>
          </text:list-item>
          <text:list-item>
            <text:p text:style-name="P25">Pole (10ft): 5</text:p>
          </text:list-item>
          <text:list-item>
            <text:p text:style-name="P25">Quill &amp; Ink: 10</text:p>
          </text:list-item>
          <text:list-item>
            <text:p text:style-name="P25">Rations (three day’s worth): 10</text:p>
          </text:list-item>
          <text:list-item>
            <text:p text:style-name="P25">Rope (25ft): 5</text:p>
          </text:list-item>
          <text:list-item>
            <text:p text:style-name="P25">Saw: 5</text:p>
          </text:list-item>
          <text:list-item>
            <text:p text:style-name="P25">Sack: 5</text:p>
          </text:list-item>
          <text:list-item>
            <text:p text:style-name="P25">Shovel: 5</text:p>
          </text:list-item>
          <text:list-item>
            <text:p text:style-name="P25">Soap: 1</text:p>
          </text:list-item>
          <text:list-item>
            <text:p text:style-name="P25">Spike: 1</text:p>
          </text:list-item>
          <text:list-item>
            <text:p text:style-name="P25">Spiked Boots: 5</text:p>
          </text:list-item>
          <text:list-item>
            <text:p text:style-name="P25">Spyglass: 40</text:p>
          </text:list-item>
          <text:list-item>
            <text:p text:style-name="P25">Tar: 10</text:p>
          </text:list-item>
          <text:list-item>
            <text:p text:style-name="P25">Tent (fits 2 people, bulky): 20</text:p>
          </text:list-item>
          <text:list-item>
            <text:p text:style-name="P25">Torch: 1</text:p>
          </text:list-item>
          <text:list-item>
            <text:p text:style-name="P25">Wagon (+8 slots, slow): 200</text:p>
          </text:list-item>
          <text:list-item>
            <text:p text:style-name="P25">Wolfsbane: 10</text:p>
          </text:list-item>
        </text:list>
        <text:h text:style-name="P7" text:outline-level="2"><text:bookmark-start text:name="optional-gear-packages"/>Optional Gear Packages<text:bookmark-end text:name="optional-gear-packages"/></text:h>
        <text:p text:style-name="P8">Cleric</text:p>
        <text:list xml:id="list161540273502049" text:continue-list="list161540623544753" text:style-name="WWNum1017">
          <text:list-item>
            <text:p text:style-name="P26">War Hammer (d10, bulky)</text:p>
          </text:list-item>
          <text:list-item>
            <text:p text:style-name="P26">Chainmail (2 Armor, bulky)</text:p>
          </text:list-item>
          <text:list-item>
            <text:p text:style-name="P26">Gauntlets (+1 Armor)</text:p>
          </text:list-item>
          <text:list-item>
            <text:p text:style-name="P26">Cleansing Blade (d6)</text:p>
          </text:list-item>
          <text:list-item>
            <text:p text:style-name="P26">Holy Symbol (Ward once per day)</text:p>
          </text:list-item>
          <text:list-item>
            <text:p text:style-name="P26">Cloak of the Order</text:p>
          </text:list-item>
        </text:list>
        <text:p text:style-name="P8">Dowser</text:p>
        <text:list xml:id="list161541363415948" text:continue-list="list161540273502049" text:style-name="WWNum1018">
          <text:list-item>
            <text:p text:style-name="P27">Sickle (d6)</text:p>
          </text:list-item>
          <text:list-item>
            <text:p text:style-name="P27">Patchwork Doublet (+1 Armor)</text:p>
          </text:list-item>
          <text:list-item>
            <text:p text:style-name="P27">Dowsing Rod</text:p>
          </text:list-item>
          <text:list-item>
            <text:p text:style-name="P27">Eyestone (Sense if placed in fresh water)</text:p>
          </text:list-item>
          <text:list-item>
            <text:p text:style-name="P27">Worn Map</text:p>
          </text:list-item>
          <text:list-item>
            <text:p text:style-name="P27">Spyglass</text:p>
          </text:list-item>
        </text:list>
        <text:p text:style-name="P8">Dwarf</text:p>
        <text:list xml:id="list161540006182552" text:continue-list="list161541363415948" text:style-name="WWNum1019">
          <text:list-item>
            <text:p text:style-name="P28">Prickly Root (d6)</text:p>
          </text:list-item>
          <text:list-item>
            <text:p text:style-name="P28">Pinecone Lattice (1 Armor)</text:p>
          </text:list-item>
          <text:list-item>
            <text:p text:style-name="P28">Trowel</text:p>
          </text:list-item>
          <text:list-item>
            <text:p text:style-name="P28">Jar of Forest Ants</text:p>
          </text:list-item>
          <text:list-item>
            <text:p text:style-name="P28">Poisonous mushroom</text:p>
          </text:list-item>
          <text:list-item>
            <text:p text:style-name="P28">Hand Drill</text:p>
          </text:list-item>
        </text:list>
        <text:p text:style-name="P8">Elf</text:p>
        <text:list xml:id="list161539826481048" text:continue-list="list161540006182552" text:style-name="WWNum1020">
          <text:list-item>
            <text:p text:style-name="P29">Elegant Sword (d8)</text:p>
          </text:list-item>
          <text:list-item>
            <text:p text:style-name="P29">Recurve Bow (d8)</text:p>
          </text:list-item>
          <text:list-item>
            <text:p text:style-name="P29">Gilt Clothing (1 Armor)</text:p>
          </text:list-item>
          <text:list-item>
            <text:p text:style-name="P29">Spellbook (Charm or Detect Magic)</text:p>
          </text:list-item>
          <text:list-item>
            <text:p text:style-name="P29">Golden Flute</text:p>
          </text:list-item>
          <text:list-item>
            <text:p text:style-name="P29">Air Bladder</text:p>
          </text:list-item>
        </text:list>
        <text:p text:style-name="P8">Fighter</text:p>
        <text:list xml:id="list161539394244468" text:continue-list="list161539826481048" text:style-name="WWNum1021">
          <text:list-item>
            <text:p text:style-name="P30">Glaive (d10, bulky)</text:p>
          </text:list-item>
          <text:list-item>
            <text:p text:style-name="P30">Scimitar (d8)</text:p>
          </text:list-item>
          <text:list-item>
            <text:p text:style-name="P30">Shortsword (d6)</text:p>
          </text:list-item>
          <text:list-item>
            <text:p text:style-name="P30">Tobacco Pouch &amp; Pipe</text:p>
          </text:list-item>
          <text:list-item>
            <text:p text:style-name="P30">Dice Set</text:p>
          </text:list-item>
        </text:list>
        <text:p text:style-name="P8">Friar</text:p>
        <text:list xml:id="list161539767698327" text:continue-list="list161539394244468" text:style-name="WWNum1022">
          <text:list-item>
            <text:p text:style-name="P31">Scepter (d6)</text:p>
          </text:list-item>
          <text:list-item>
            <text:p text:style-name="P31">Deceptive Robes (+1 Armor)</text:p>
          </text:list-item>
          <text:list-item>
            <text:p text:style-name="P31">Censer &amp; Holy Water</text:p>
          </text:list-item>
          <text:list-item>
            <text:p text:style-name="P31">Jug of Honey Wine</text:p>
          </text:list-item>
          <text:list-item>
            <text:p text:style-name="P31">Folk Songbook</text:p>
          </text:list-item>
          <text:list-item>
            <text:p text:style-name="P31">Cart (+4 slots, bulky)</text:p>
          </text:list-item>
        </text:list>
        <text:p text:style-name="P8">Knight</text:p>
        <text:list xml:id="list161540526491374" text:continue-list="list161539767698327" text:style-name="WWNum1023">
          <text:list-item>
            <text:p text:style-name="P32">Longsword (d8, bulky)</text:p>
          </text:list-item>
          <text:list-item>
            <text:p text:style-name="P32">Chainmail (2 Armor, bulky)</text:p>
          </text:list-item>
          <text:list-item>
            <text:p text:style-name="P32">Helmet (+1 Armor)</text:p>
          </text:list-item>
          <text:list-item>
            <text:p text:style-name="P32">Heraldic Cape</text:p>
          </text:list-item>
          <text:list-item>
            <text:p text:style-name="P32">Manacles</text:p>
          </text:list-item>
          <text:list-item>
            <text:p text:style-name="P32"><text:soft-page-break/>Fine Rope</text:p>
          </text:list-item>
        </text:list>
        <text:p text:style-name="P8">Magic User</text:p>
        <text:list xml:id="list161539682032224" text:continue-list="list161540526491374" text:style-name="WWNum1024">
          <text:list-item>
            <text:p text:style-name="P33">Fizzled Staff (d8, bulky)</text:p>
          </text:list-item>
          <text:list-item>
            <text:p text:style-name="P33">Dagger (d6)</text:p>
          </text:list-item>
          <text:list-item>
            <text:p text:style-name="P33">Spellbook (random spell)</text:p>
          </text:list-item>
          <text:list-item>
            <text:p text:style-name="P33">Spellbook (random spell)</text:p>
          </text:list-item>
          <text:list-item>
            <text:p text:style-name="P33">Ragged Clothing (hidden pockets)</text:p>
          </text:list-item>
          <text:list-item>
            <text:p text:style-name="P33">Leycap (x2, see Relics)</text:p>
          </text:list-item>
        </text:list>
        <text:p text:style-name="P8">Thief</text:p>
        <text:list xml:id="list161540262538285" text:continue-list="list161539682032224" text:style-name="WWNum1025">
          <text:list-item>
            <text:p text:style-name="P34">Two daggers (d6+d6)</text:p>
          </text:list-item>
          <text:list-item>
            <text:p text:style-name="P34">Hooded Jerkin (1 Armor)</text:p>
          </text:list-item>
          <text:list-item>
            <text:p text:style-name="P34">Lockpicks</text:p>
          </text:list-item>
          <text:list-item>
            <text:p text:style-name="P34">Caltrops</text:p>
          </text:list-item>
          <text:list-item>
            <text:p text:style-name="P34">Grappling Hook</text:p>
          </text:list-item>
          <text:list-item>
            <text:p text:style-name="P34">Metal File</text:p>
          </text:list-item>
        </text:list>
        <text:p text:style-name="P8">Ranger</text:p>
        <text:list xml:id="list161539981299446" text:continue-list="list161540262538285" text:style-name="WWNum1026">
          <text:list-item>
            <text:p text:style-name="P35">Longbow (d8, bulky)</text:p>
          </text:list-item>
          <text:list-item>
            <text:p text:style-name="P35">Hatchet (d6)</text:p>
          </text:list-item>
          <text:list-item>
            <text:p text:style-name="P35">Padded Leathers (1 Armor)</text:p>
          </text:list-item>
          <text:list-item>
            <text:p text:style-name="P35">Large Trap</text:p>
          </text:list-item>
          <text:list-item>
            <text:p text:style-name="P35">Bloodhound: 2 HP, 12 DEX, bite (d6)</text:p>
          </text:list-item>
          <text:list-item>
            <text:p text:style-name="P35">Thundering Horn</text:p>
          </text:list-item>
        </text:list>
        <text:h text:style-name="P7" text:outline-level="2"><text:bookmark-start text:name="rules"/>Rules<text:bookmark-end text:name="rules"/></text:h>
        <text:p text:style-name="P2">Each of the three <text:span text:style-name="T2">abilities</text:span> are used in different circumstances (see <text:span text:style-name="T2">saves</text:span>, below).</text:p>
        <text:p text:style-name="P3"><text:span text:style-name="T2">Strength (STR</text:span>): Used for saves requiring physical power, like lifting gates, bending bars, resisting poison, etc.</text:p>
        <text:p text:style-name="P3"><text:span text:style-name="T2">Dexterity (DEX):</text:span> Used for saves requiring poise, speed, and reflexes like dodging, climbing, sneaking, balancing, etc.</text:p>
        <text:p text:style-name="P3"><text:span text:style-name="T2">Willpower (WIL):</text:span> Used for saves to persuade, deceive, interrogate, intimidate, charm, provoke, manipulate spells, etc.</text:p>
        <text:p text:style-name="P9">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2">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9">Deprivation &amp; Fatigue</text:p>
        <text:p text:style-name="P3">A PC <text:span text:style-name="T2">deprived</text:span> of a crucial need (such as food or rest) is unable to recover HP or ability scores. Anyone deprived for more than a day adds <text:span text:style-name="T2">Fatigue</text:span> to their inventory, one for each day. Each Fatigue occupies one slot and lasts until they are able to recuperate (such as a full night’s rest in a safe spot). PCs can also gain Fatigue by <text:span text:style-name="T2">casting spells</text:span> or through events in the fiction.</text:p>
        <text:p text:style-name="P9">Healing</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9">Armor</text:p>
        <text:p text:style-name="P3">Before calculating damage to HP, subtract the target’s <text:span text:style-name="T2">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9">Reactions</text:p>
        <text:p text:style-name="P3">When the PCs encounter an NPC whose reaction to the party is not obvious, the Warden may roll 2d6 and consult the following table:</text:p>
        <text:list xml:id="list161541245516681" text:continue-list="list161539981299446" text:style-name="WWNum1027">
          <text:list-item>
            <text:p text:style-name="P36">2: Hostile</text:p>
          </text:list-item>
          <text:list-item>
            <text:p text:style-name="P36">3-5: Wry</text:p>
          </text:list-item>
          <text:list-item>
            <text:p text:style-name="P36">6-8: Curious</text:p>
          </text:list-item>
          <text:list-item>
            <text:p text:style-name="P36">9-11: Kind</text:p>
          </text:list-item>
          <text:list-item>
            <text:p text:style-name="P36">12: Helpful</text:p>
          </text:list-item>
        </text:list>
        <text:p text:style-name="P8">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9">Hirelings</text:p>
        <text:p text:style-name="P3">PCs can hire <text:span text:style-name="T2">hirelings</text:span> to aid them in their expeditions. To create a hireling, roll 3d6 for each ability score, then give them 1d6 HP and a simple weapon <text:soft-page-break/>(d6), then roll on the <text:span text:style-name="T3">Character Creation</text:span> tables to further flesh them out. Hirelings cost between 1-3gp per day, or a share of whatever treasure the party obtains.</text:p>
        <text:p text:style-name="P9">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7" text:outline-level="2"><text:bookmark-start text:name="magic"/>Magic<text:bookmark-end text:name="magic"/></text:h>
        <text:p text:style-name="P2"><text:span text:style-name="T2">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2">Scrolls</text:span> are similar to Spellbooks, however:</text:p>
        <text:list xml:id="list161539573643749" text:continue-list="list161541245516681" text:style-name="WWNum1028">
          <text:list-item>
            <text:p text:style-name="P37">They do not take up an inventory slot.</text:p>
          </text:list-item>
          <text:list-item>
            <text:p text:style-name="P37">They do not cause fatigue.</text:p>
          </text:list-item>
          <text:list-item>
            <text:p text:style-name="P37">They disappear after one use.</text:p>
          </text:list-item>
        </text:list>
        <text:p text:style-name="P8">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9">Relics</text:p>
        <text:p text:style-name="P3"><text:span text:style-name="T2">Relics</text:span> are items imbued with a magical spell or power. They do not cause Fatigue. Relics usually have a limited use, as well as a recharge condition. A few examples:</text:p>
        <text:p text:style-name="P3"><text:span text:style-name="T2">Honeyclasp</text:span> , 3 charges. A rusted ring that shrinks the bearer to 6" tall. Recharge: place in a thimble-sized cup of royal jelly.</text:p>
        <text:p text:style-name="P3"><text:span text:style-name="T2">Falconer’s Friend</text:span> , 1 charge. A bolt-shaped wand carrying the Haste spell. Recharge: fire from a crossbow and recover.</text:p>
        <text:p text:style-name="P3"><text:span text:style-name="T2">Staff of Silence</text:span> , 1 charge. This blackened rod temporarily disables all magic within 50ft. Recharge: bathe in the light of a full moon.</text:p>
        <text:p text:style-name="P3"><text:span text:style-name="T2">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7" text:outline-level="2"><text:bookmark-start text:name="combat"/>Combat<text:bookmark-end text:name="combat"/></text:h>
        <text:p text:style-name="P8">Rounds</text:p>
        <text:p text:style-name="P3">The game typically plays without strict time accounting. In a fight or circumstance where timing is helpful, use rounds to keep track of when something occurs. A <text:span text:style-name="T2">round</text:span> is roughly ten seconds of in-game time and is comprised of turns.</text:p>
        <text:p text:style-name="P9">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9">Turns</text:p>
        <text:p text:style-name="P3"><text:soft-page-break/>The Warden will telegraph the most likely actions taken by NPCs or monsters. At the start of combat, each PC must make a DEX save to act before their opponents.</text:p>
        <text:p text:style-name="P3"><text:span text:style-name="T2">Example:</text:span> <text:span text:style-name="T3">Bea has accidentally stumbled onto the stomping grounds of a massive Wood Troll. In order to make a move before the Troll, she makes a DEX save. She fails, and the Troll gets to attack first.</text:span></text:p>
        <text:p text:style-name="P9">Attacking &amp; Damage</text:p>
        <text:p text:style-name="P3">The attacker rolls their weapon die and subtracts the target’s armor, then deals the remaining total to their opponent’s HP. Unarmed attacks always do 1d4 damage.</text:p>
        <text:p text:style-name="P3"><text:span text:style-name="T2">Example:</text:span> <text:span text:style-name="T3">The Wood Troll roars, swinging its club at Bea, who has 5 HP. The club does 1d10 damage and the Warden rolls a 4. They subtract 1 to account for Bea’s leather armor, leaving Bea with 2 HP remaining.</text:span></text:p>
        <text:p text:style-name="P9">Multiple Attackers</text:p>
        <text:p text:style-name="P3">If multiple attackers target the same foe, roll all damage dice and keep the single highest result.</text:p>
        <text:p text:style-name="P9">Attack Modifiers</text:p>
        <text:p text:style-name="P3">If fighting from a position of weakness (such as through cover or with bound hands), the attack is <text:span text:style-name="T2">impaired</text:span> and the attacker must roll 1d4 damage_regardless_of the attacks damage die.</text:p>
        <text:p text:style-name="P3">If fighting from a position of advantage (such as against a helpless foe or through a daring maneuver), the attack is <text:span text:style-name="T2">enhanced</text:span> , allowing the attacker to roll 1d12 damage instead of their normal die.</text:p>
        <text:p text:style-name="P9">Dual Weapons</text:p>
        <text:p text:style-name="P3">If attacking with two weapons at the same time, roll both damage dice and keep the single highest result.</text:p>
        <text:p text:style-name="P9">Blast</text:p>
        <text:p text:style-name="P3">Attacks with the <text:span text:style-name="T2">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9">Scars</text:p>
        <text:p text:style-name="P3">When damage to a PC reduces their HP to exactly 0, they are sometimes changed irrevocably. See the <text:span text:style-name="T2">Scars</text:span> for more.</text:p>
        <text:p text:style-name="P9">Critical Damage</text:p>
        <text:p text:style-name="P3">Damage that reduces a target’s HP below zero decreases a target’s STR by the amount remaining. They must then make a STR save to avoid <text:span text:style-name="T2">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9">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9">Unconsciousness &amp; Death</text:p>
        <text:p text:style-name="P3">When a character dies, the player is free to create a new character or take control of a hireling. They immediately join the party in order to reduce downtime.</text:p>
        <text:p text:style-name="P9">Detachments</text:p>
        <text:p text:style-name="P3">Large groups of similar combatants fighting together are treated as a single <text:span text:style-name="T2">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9">Retreat</text:p>
        <text:p text:style-name="P3">Running away from a dire situation always requires a successful DEX save, as well as a safe destination to run to.</text:p>
        <text:p text:style-name="P9">Scars</text:p>
        <text:p text:style-name="P3">When an attack reduces a PC’s HP to exactly 0, they are uniquely impacted. Look up the result on the table <text:soft-page-break/>below based on the total damage taken:</text:p>
        <text:list xml:id="list161540996796966" text:continue-list="list161539900476516" text:style-name="WWNum1029">
          <text:list-item text:start-value="1">
            <text:p text:style-name="P38"><text:span text:style-name="T2">Lasting Scar:</text:span> Roll 1d6 (1: Neck, 2: Hands, 3: Eye, 4: Chest, 5: Legs, 6: Ear). Roll 1d6. If the total is higher than your max HP, take the new result.</text:p>
          </text:list-item>
          <text:list-item>
            <text:p text:style-name="P38"><text:span text:style-name="T2">Rattling Blow:</text:span> You’re disoriented and shaken. Describe how you refocus. Roll 1d6. If the total is higher than your max HP, take the new result.</text:p>
          </text:list-item>
          <text:list-item>
            <text:p text:style-name="P38"><text:span text:style-name="T2">Walloped:</text:span> You’re sent flying and land flat on your face, winded. You are deprived until you rest for a few hours. Then, roll 1d6. Add that amount to your max HP.</text:p>
          </text:list-item>
          <text:list-item>
            <text:p text:style-name="P38"><text:span text:style-name="T2">Broken Limb:</text:span> Roll 1d6 (1-2: Leg, 3-4: Arm, 5: Rib, 6: Skull). Once mended, roll 2d6. If the total is higher than your max HP, take the new result.</text:p>
          </text:list-item>
          <text:list-item>
            <text:p text:style-name="P38"><text:span text:style-name="T2">Diseased:</text:span> You’re afflicted with a gross, uncomfortable infection. When you get over it, roll 2d6. If the total is higher than your max HP, take the new result.</text:p>
          </text:list-item>
          <text:list-item>
            <text:p text:style-name="P38"><text:span text:style-name="T2">Reorienting Head Wound:</text:span> Roll 1d6 (1-2: STR, 3-4: DEX, 5-6: WIL). Roll 3d6. If the total is higher than your current ability score, take the new result.</text:p>
          </text:list-item>
          <text:list-item>
            <text:p text:style-name="P38"><text:span text:style-name="T2">Hamstrung:</text:span> You can barely move until you get serious help and rest. After recovery, roll 3d6. If the total is higher than your max DEX, take the new result.</text:p>
          </text:list-item>
          <text:list-item>
            <text:p text:style-name="P38"><text:span text:style-name="T2">Deafened:</text:span> You cannot hear anything until you find extraordinary aid. Regardless, make a WIL save. If you pass, increase your max WIL by 1d4.</text:p>
          </text:list-item>
          <text:list-item>
            <text:p text:style-name="P38"><text:span text:style-name="T2">Re-brained:</text:span> Some hidden part of your psyche is knocked loose. Roll 3d6. If the total is higher than your max WIL, take the new result.</text:p>
          </text:list-item>
          <text:list-item>
            <text:p text:style-name="P38"><text:span text:style-name="T2">Sundered:</text:span> An appendage is torn off, crippled or useless. The Warden will tell you which. Then, make a WIL save. If you pass, increase your max WIL by 1d6.</text:p>
          </text:list-item>
          <text:list-item>
            <text:p text:style-name="P38"><text:span text:style-name="T2">Mortal Wound:</text:span> You are deprived and out of action. You die in one hour unless healed. Upon recovery, roll 2d6. Take the new result as your max HP.</text:p>
          </text:list-item>
          <text:list-item>
            <text:p text:style-name="P38"><text:span text:style-name="T2">Doomed:</text:span> Death seemed ever so close, but somehow you survived. If your next save against critical damage is a fail, you die horribly. If you pass, roll 3d6. If the total is higher than your max HP, take the new result.</text:p>
          </text:list-item>
        </text:list>
        <text:h text:style-name="P7" text:outline-level="2"><text:bookmark-start text:name="bestiary"/>Bestiary<text:bookmark-end text:name="bestiary"/></text:h>
        <text:p text:style-name="P2"><text:span text:style-name="T2">Root Goblin:</text:span> 4 HP, 8 STR, 14 DEX, 8 WIL, spear (d6)</text:p>
        <text:list xml:id="list161541239403183" text:continue-list="list161539573643749" text:style-name="WWNum1030">
          <text:list-item>
            <text:p text:style-name="P39">Avoid combat unless they have the advantage (such as greater numbers).</text:p>
          </text:list-item>
          <text:list-item>
            <text:p text:style-name="P39">Guard their stolen goods to the death.</text:p>
          </text:list-item>
          <text:list-item>
            <text:p text:style-name="P39">Prize Spellbooks; willing to trade.</text:p>
          </text:list-item>
        </text:list>
        <text:p text:style-name="P2"><text:span text:style-name="T2">Hooded Men:</text:span> 12 HP, 9 STR, 12 DEX, 14 WIL, leystaff (d8), a Spellbook (Choose one: Charm, Hypnotize, Push/Pull, Shield)</text:p>
        <text:list xml:id="list161540922086067" text:continue-list="list161541239403183" text:style-name="WWNum1031">
          <text:list-item>
            <text:p text:style-name="P40">The Watchers of the Wood; a cult that derive their power from leylines, rune stones, and the like.</text:p>
          </text:list-item>
          <text:list-item>
            <text:p text:style-name="P40">Critical damage: leech a part of the victim’s soul (1d4 WIL damage).</text:p>
          </text:list-item>
        </text:list>
        <text:p text:style-name="P2"><text:span text:style-name="T2">Cobblehounds:</text:span> 12 HP, 2 Armor, 14 STR, 1 DEX, 8 WIL, bite (d10)</text:p>
        <text:list xml:id="list161539910722951" text:continue-list="list161540922086067" text:style-name="WWNum1032">
          <text:list-item>
            <text:p text:style-name="P41">Immobile constructs typically used as guardians to great tombs or artifacts.</text:p>
          </text:list-item>
          <text:list-item>
            <text:p text:style-name="P41">Unaffected by mundane persuasion techniques - but do love a good bone.</text:p>
          </text:list-item>
        </text:list>
        <text:p text:style-name="P2"><text:span text:style-name="T2">Wood Troll:</text:span> 12 HP, 15 STR, 12 DEX, 7 WIL, claws and bite (d8+d8 blast)</text:p>
        <text:list xml:id="list161539450369247" text:continue-list="list161539910722951" text:style-name="WWNum1033">
          <text:list-item>
            <text:p text:style-name="P42">As an action, can recover lost HP.</text:p>
          </text:list-item>
          <text:list-item>
            <text:p text:style-name="P42">Critical damage: moss and twigs begin growing out of target’s wounds.</text:p>
          </text:list-item>
        </text:list>
        <text:p text:style-name="P2"><text:span text:style-name="T2">Frost Elf:</text:span> 14 HP, 1 Armor, 8 STR, 13 DEX, 14 WIL, icicle dagger (d6), a Spellbook (Choose one: Sleep, Teleport, Detect Magic)</text:p>
        <text:list xml:id="list161539875839912" text:continue-list="list161539450369247" text:style-name="WWNum1034">
          <text:list-item>
            <text:p text:style-name="P43">Beautiful, amoral, and long-lived.</text:p>
          </text:list-item>
          <text:list-item>
            <text:p text:style-name="P43">Resistant to most forms of magic.</text:p>
          </text:list-item>
        </text:list>
        <text:p text:style-name="P2"><text:span text:style-name="T2">Boggart:</text:span> 3 HP, 4 STR, 17 DEX, 13 WIL</text:p>
        <text:list xml:id="list161539415017686" text:continue-list="list161539875839912" text:style-name="WWNum1035">
          <text:list-item>
            <text:p text:style-name="P44">A wild, hairy trickster that takes pleasure in being a minor nuisance.</text:p>
          </text:list-item>
          <text:list-item>
            <text:p text:style-name="P44">Prizes relics and shiny trinkets above all else but unwilling to trade for coin.</text:p>
          </text:list-item>
          <text:list-item>
            <text:p text:style-name="P44"><text:soft-page-break/>Boggarts have names that describe their true nature. Knowing their true name allows one to control a Boggart.</text:p>
          </text:list-item>
        </text:list>
        <text:h text:style-name="P7" text:outline-level="2"><text:bookmark-start text:name="creating-monsters"/>Creating Monsters<text:bookmark-end text:name="creating-monsters"/></text:h>
        <text:p text:style-name="P2">Use the following template to model any more sophisticated Monster or NPC:</text:p>
        <text:p text:style-name="P9">Name:</text:p>
        <text:p text:style-name="P3">X HP, X Armor, X STR, X DEX, X WIL, Weapon (dX, special items, qualities)</text:p>
        <text:list xml:id="list161539607258625" text:continue-list="list161539415017686" text:style-name="WWNum1036">
          <text:list-item>
            <text:p text:style-name="P45">Engaging descriptor of appearance or demeanor</text:p>
          </text:list-item>
          <text:list-item>
            <text:p text:style-name="P45">Quirk, tactic, or peculiarity making this NPC unique</text:p>
          </text:list-item>
          <text:list-item>
            <text:p text:style-name="P45">Special effect or critical damage consequence</text:p>
          </text:list-item>
        </text:list>
        <text:p text:style-name="P8">General Principles</text:p>
        <text:p text:style-name="P3">Ability Scores: 3 is deficient, 6 is weak, 10 is average, 14 is noteworthy, and 18 is legendary. Adjust as necessary.</text:p>
        <text:list xml:id="list161540282850453" text:continue-list="list161539607258625" text:style-name="WWNum1037">
          <text:list-item>
            <text:p text:style-name="P46">Give average creatures 3 HP, give hardy ones 6 HP, and serious threats get 10+ HP.</text:p>
          </text:list-item>
          <text:list-item>
            <text:p text:style-name="P46">Use flavor and style to help them stand out. Players will remember a pig-faced humanoid looking for his missing sheep more easily than a generic goblin archer.</text:p>
          </text:list-item>
          <text:list-item>
            <text:p text:style-name="P46">Use critical damage to lean into the threat or strangeness of any aggressive NPC.</text:p>
          </text:list-item>
          <text:list-item>
            <text:p text:style-name="P46">Remember that HP is <text:span text:style-name="T2">Hit Protection</text:span> , not Hit Points. It’s a measure of resilience, luck, and gumption - not health.</text:p>
          </text:list-item>
        </text:list>
        <text:p text:style-name="P8">Converting from OSR Games</text:p>
        <text:list xml:id="list161540761090963" text:continue-list="list161540282850453" text:style-name="WWNum1038">
          <text:list-item>
            <text:p text:style-name="P47">Give 1 HP per HD for most creatures.</text:p>
          </text:list-item>
          <text:list-item>
            <text:p text:style-name="P47">Most humanoids have at least 4HP.</text:p>
          </text:list-item>
          <text:list-item>
            <text:p text:style-name="P47"><text:span text:style-name="T2">Morale</text:span> can also be used as a baseline.</text:p>
          </text:list-item>
        </text:list>
        <text:p text:style-name="P2">Some pointers:</text:p>
        <text:list xml:id="list161540622902518" text:continue-list="list161540761090963" text:style-name="WWNum1039">
          <text:list-item>
            <text:p text:style-name="P48">Is it good at avoiding a hit? Give it HP.</text:p>
          </text:list-item>
          <text:list-item>
            <text:p text:style-name="P48">Does it soak up damage? Give it Armor.</text:p>
          </text:list-item>
          <text:list-item>
            <text:p text:style-name="P48">Is it strong? Give it a high <text:span text:style-name="T2">STR</text:span>.</text:p>
          </text:list-item>
          <text:list-item>
            <text:p text:style-name="P48">Is it nimble? Give it high <text:span text:style-name="T2">DEX</text:span>.</text:p>
          </text:list-item>
          <text:list-item>
            <text:p text:style-name="P48">Is it charismatic? Give it high WIL.</text:p>
          </text:list-item>
        </text:list>
        <text:p text:style-name="P2">Damage die are roughly the same, though armed attacks do at least 1d6 damage.</text:p>
        <text:h text:style-name="P7" text:outline-level="2"><text:bookmark-start text:name="spells"/>100 Spells<text:bookmark-end text:name="spells"/></text:h>
        <text:list xml:id="list161540748969128" text:continue-list="list161540996796966" text:style-name="WWNum1040">
          <text:list-item text:start-value="1">
            <text:p text:style-name="P49"><text:span text:style-name="T2">Adhere:</text:span> Object is covered in extremely sticky slime.</text:p>
          </text:list-item>
          <text:list-item>
            <text:p text:style-name="P49"><text:span text:style-name="T2">Animate Object:</text:span> Object obeys your commands as best it can. It can walk 15ft per round.</text:p>
          </text:list-item>
          <text:list-item>
            <text:p text:style-name="P49"><text:span text:style-name="T2">Anthropomorphize:</text:span> A touched animal either gains human intelligence or human appearance for L days.</text:p>
          </text:list-item>
          <text:list-item>
            <text:p text:style-name="P49"><text:span text:style-name="T2">Arcane Eye:</text:span> You can see through a magical floating eyeball that flies around at your command.</text:p>
          </text:list-item>
          <text:list-item>
            <text:p text:style-name="P49"><text:span text:style-name="T2">Astral Prison:</text:span> An object is frozen in time and space within an invulnerable crystal shell.</text:p>
          </text:list-item>
          <text:list-item>
            <text:p text:style-name="P49"><text:span text:style-name="T2">Attract:</text:span> L+1 objects are strongly magnetically attracted to each other if they come within 10 feet.</text:p>
          </text:list-item>
          <text:list-item>
            <text:p text:style-name="P49"><text:span text:style-name="T2">Auditory Illusion:</text:span> You create illusory sounds that seem to come from a direction of your choice.</text:p>
          </text:list-item>
          <text:list-item>
            <text:p text:style-name="P49"><text:span text:style-name="T2">Babble:</text:span> A creature must loudly and clearly repeat everything you think. It is otherwise mute.</text:p>
          </text:list-item>
          <text:list-item>
            <text:p text:style-name="P49"><text:span text:style-name="T2">Beast Form:</text:span> You and your possessions transform into a mundane animal.</text:p>
          </text:list-item>
          <text:list-item>
            <text:p text:style-name="P49"><text:span text:style-name="T2">Befuddle:</text:span> L creatures of your choice are unable to form new short-term memories for the duration of the spell.</text:p>
          </text:list-item>
          <text:list-item>
            <text:p text:style-name="P49"><text:span text:style-name="T2">Bend Fate:</text:span> Roll L+1 d20s. Whenever you must roll a d20 after casting the spell, you must choose and then discard one of the rolled results until they are all gone.</text:p>
          </text:list-item>
          <text:list-item>
            <text:p text:style-name="P49"><text:span text:style-name="T2">Bird Person:</text:span> Your arms turn into huge bird wings.</text:p>
          </text:list-item>
          <text:list-item>
            <text:p text:style-name="P49"><text:span text:style-name="T2">Body Swap:</text:span> You switch bodies with a creature you touch. If one body dies, the other dies as well.</text:p>
          </text:list-item>
          <text:list-item>
            <text:p text:style-name="P49"><text:span text:style-name="T2">Catherine:</text:span> A woman wearing a blue dress appears until end of spell. She will obey polite, safe requests.</text:p>
          </text:list-item>
          <text:list-item>
            <text:p text:style-name="P49"><text:span text:style-name="T2">Charm:</text:span> L creatures treat you like a friend.</text:p>
          </text:list-item>
          <text:list-item>
            <text:p text:style-name="P49"><text:span text:style-name="T2">Command:</text:span> A creature obeys a single, three-word command that does not harm it.</text:p>
          </text:list-item>
          <text:list-item>
            <text:p text:style-name="P49"><text:span text:style-name="T2">Comprehend:</text:span> You become fluent in all languages.</text:p>
          </text:list-item>
          <text:list-item>
            <text:p text:style-name="P49"><text:span text:style-name="T2">Control Plants:</text:span> Nearby plants and trees <text:soft-page-break/>obey you and gain the ability to move at 5 feet per round.</text:p>
          </text:list-item>
          <text:list-item>
            <text:p text:style-name="P49"><text:span text:style-name="T2">Control Weather:</text:span> You may alter the type of weather at will, but you do not otherwise control it.</text:p>
          </text:list-item>
          <text:list-item>
            <text:p text:style-name="P49"><text:span text:style-name="T2">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49"><text:span text:style-name="T2">Deafen:</text:span> All nearby creatures are deafened.</text:p>
          </text:list-item>
          <text:list-item>
            <text:p text:style-name="P49"><text:span text:style-name="T2">Detect Magic:</text:span> You hear nearby magical auras singing. Volume and harmony signify the aura’s power and refinement.</text:p>
          </text:list-item>
          <text:list-item>
            <text:p text:style-name="P49"><text:span text:style-name="T2">Disassemble:</text:span> Any of your body parts may be detached and reattached at will, without causing pain or damage. You can still control them.</text:p>
          </text:list-item>
          <text:list-item>
            <text:p text:style-name="P49"><text:span text:style-name="T2">Disguise:</text:span> You may alter the appearance of L characters at will as long as they remain humanoid. Attempts to duplicate other characters will seem uncanny.</text:p>
          </text:list-item>
          <text:list-item>
            <text:p text:style-name="P49"><text:span text:style-name="T2">Displace:</text:span> An object appears to be up to L×10ft from its actual position.</text:p>
          </text:list-item>
          <text:list-item>
            <text:p text:style-name="P49"><text:span text:style-name="T2">Earthquake:</text:span> The ground begins shaking violently. Structures may be damaged or collapse.</text:p>
          </text:list-item>
          <text:list-item>
            <text:p text:style-name="P49"><text:span text:style-name="T2">Elasticity:</text:span> Your body can stretch up to L×10ft.</text:p>
          </text:list-item>
          <text:list-item>
            <text:p text:style-name="P49"><text:span text:style-name="T2">Elemental Wall:</text:span> A straight wall of ice or fire L×40ft long and 10ft high rises from the ground.</text:p>
          </text:list-item>
          <text:list-item>
            <text:p text:style-name="P49"><text:span text:style-name="T2">Filch:</text:span> L visible items teleport to your hands.</text:p>
          </text:list-item>
          <text:list-item>
            <text:p text:style-name="P49"><text:span text:style-name="T2">Fog Cloud:</text:span> Dense fog spreads out from you.</text:p>
          </text:list-item>
          <text:list-item>
            <text:p text:style-name="P49"><text:span text:style-name="T2">Frenzy:</text:span> L creatures erupt in a frenzy of violence.</text:p>
          </text:list-item>
          <text:list-item>
            <text:p text:style-name="P49"><text:span text:style-name="T2">Gate:</text:span> A portal to a random plane opens.</text:p>
          </text:list-item>
          <text:list-item>
            <text:p text:style-name="P49"><text:span text:style-name="T2">Gravity Shift:</text:span> You can change the direction of gravity (for yourself only) up to once per round.</text:p>
          </text:list-item>
          <text:list-item>
            <text:p text:style-name="P49"><text:span text:style-name="T2">Greed:</text:span> L creatures develop an overwhelming urge to possess a visible item of your choice.</text:p>
          </text:list-item>
          <text:list-item>
            <text:p text:style-name="P49"><text:span text:style-name="T2">Haste:</text:span> Your movement speed is tripled.</text:p>
          </text:list-item>
          <text:list-item>
            <text:p text:style-name="P49"><text:span text:style-name="T2">Hatred:</text:span> L creatures develop a deep hatred of another creature or group of creatures and wish to destroy it.</text:p>
          </text:list-item>
          <text:list-item>
            <text:p text:style-name="P49"><text:span text:style-name="T2">Hear Whispers:</text:span> You can hear faint sounds clearly.</text:p>
          </text:list-item>
          <text:list-item>
            <text:p text:style-name="P49"><text:span text:style-name="T2">Hover:</text:span> An object hovers, frictionless, 2ft above the ground. It can hold up to L humanoids.</text:p>
          </text:list-item>
          <text:list-item>
            <text:p text:style-name="P49"><text:span text:style-name="T2">Hypnotize:</text:span> A creature enters a trance and will truthfully answer L yes or no questions you ask it.</text:p>
          </text:list-item>
          <text:list-item>
            <text:p text:style-name="P49"><text:span text:style-name="T2">Icy Touch:</text:span> A thick ice layer spreads across a touched surface, up to L×10ft in radius.</text:p>
          </text:list-item>
          <text:list-item>
            <text:p text:style-name="P49"><text:span text:style-name="T2">Illuminate:</text:span> A floating light moves as you command.</text:p>
          </text:list-item>
          <text:list-item>
            <text:p text:style-name="P49"><text:span text:style-name="T2">Increase Gravity:</text:span> The gravity in an area triples.</text:p>
          </text:list-item>
          <text:list-item>
            <text:p text:style-name="P49"><text:span text:style-name="T2">Invisible Tether:</text:span> Two objects within 10ft of each other cannot be moved more than 10ft apart.</text:p>
          </text:list-item>
          <text:list-item>
            <text:p text:style-name="P49"><text:span text:style-name="T2">Knock:</text:span> L nearby mundane or magical locks unlock.</text:p>
          </text:list-item>
          <text:list-item>
            <text:p text:style-name="P49"><text:span text:style-name="T2">Leap:</text:span> You can jump up to L×10ft in the air.</text:p>
          </text:list-item>
          <text:list-item>
            <text:p text:style-name="P49"><text:span text:style-name="T2">Liquid Air:</text:span> The air around you becomes swimmable.</text:p>
          </text:list-item>
          <text:list-item>
            <text:p text:style-name="P49"><text:span text:style-name="T2">Magic Dampener:</text:span> All nearby magical effects have their effectiveness halved.</text:p>
          </text:list-item>
          <text:list-item>
            <text:p text:style-name="P49"><text:span text:style-name="T2">Manse:</text:span> A sturdy, furnished cottage appears for L×12 hours. You can permit and forbid entry to it at will.</text:p>
          </text:list-item>
          <text:list-item>
            <text:p text:style-name="P49"><text:span text:style-name="T2">Marble Madness:</text:span> Your pockets are full of marbles, and will refill every round.</text:p>
          </text:list-item>
          <text:list-item>
            <text:p text:style-name="P49"><text:span text:style-name="T2">Masquerade:</text:span> L characters’ appearances and voices become identical to a touched character.</text:p>
          </text:list-item>
          <text:list-item>
            <text:p text:style-name="P49"><text:span text:style-name="T2">Miniaturize:</text:span> You and L other touched creatures are reduced to the size of a mouse.</text:p>
          </text:list-item>
          <text:list-item>
            <text:p text:style-name="P49"><text:span text:style-name="T2">Mirror Image:</text:span> L illusory duplicates of yourself appear under your control.</text:p>
          </text:list-item>
          <text:list-item>
            <text:p text:style-name="P49"><text:span text:style-name="T2">Mirrorwalk:</text:span> A mirror becomes a gateway to another mirror that you looked into today.</text:p>
          </text:list-item>
          <text:list-item>
            <text:p text:style-name="P49"><text:span text:style-name="T2">Multiarm:</text:span> You gain L extra arms.</text:p>
          </text:list-item>
          <text:list-item>
            <text:p text:style-name="P49"><text:span text:style-name="T2">Night Sphere:</text:span> An L×40ft wide sphere of darkness displaying the night sky appears.</text:p>
          </text:list-item>
          <text:list-item>
            <text:p text:style-name="P49"><text:span text:style-name="T2">Objectify:</text:span> You become any inanimate object between the size of a grand piano and an apple.</text:p>
          </text:list-item>
          <text:list-item>
            <text:p text:style-name="P49"><text:soft-page-break/><text:span text:style-name="T2">Ooze Form:</text:span> You become a living jelly.</text:p>
          </text:list-item>
          <text:list-item>
            <text:p text:style-name="P49"><text:span text:style-name="T2">Pacify:</text:span> L creatures have an aversion to violence.</text:p>
          </text:list-item>
          <text:list-item>
            <text:p text:style-name="P49"><text:span text:style-name="T2">Phantom Coach:</text:span> A ghostly coach appears until end of spell. It moves unnaturally fast over any terrain, including water.</text:p>
          </text:list-item>
          <text:list-item>
            <text:p text:style-name="P49"><text:span text:style-name="T2">Phobia:</text:span> L creatures become terrified of an object of your choice.</text:p>
          </text:list-item>
          <text:list-item>
            <text:p text:style-name="P49"><text:span text:style-name="T2">Pit:</text:span> A pit 10ft wide and L×5ft deep opens in the ground.</text:p>
          </text:list-item>
          <text:list-item>
            <text:p text:style-name="P49"><text:span text:style-name="T2">Primeval Surge:</text:span> An object grows to the size of an elephant. If it is an animal, it is enraged.</text:p>
          </text:list-item>
          <text:list-item>
            <text:p text:style-name="P49"><text:span text:style-name="T2">Psychometry:</text:span> The referee answers L yes or no questions about a touched object.</text:p>
          </text:list-item>
          <text:list-item>
            <text:p text:style-name="P49"><text:span text:style-name="T2">Pull:</text:span> An object of any size is pulled directly towards you with the strength of L men for one round.</text:p>
          </text:list-item>
          <text:list-item>
            <text:p text:style-name="P49"><text:span text:style-name="T2">Push:</text:span> An object of any size is pushed directly away from you with the strength of L men for one round.</text:p>
          </text:list-item>
          <text:list-item>
            <text:p text:style-name="P49"><text:span text:style-name="T2">Raise Dead:</text:span> L skeletons rise from the ground to serve you. They are incredibly stupid and can only obey simple orders.</text:p>
          </text:list-item>
          <text:list-item>
            <text:p text:style-name="P49"><text:span text:style-name="T2">Raise Spirit:</text:span> The spirit of a dead body manifests and will answer L questions.</text:p>
          </text:list-item>
          <text:list-item>
            <text:p text:style-name="P49"><text:span text:style-name="T2">Read Mind:</text:span> You can hear the surface thoughts of nearby creatures.</text:p>
          </text:list-item>
          <text:list-item>
            <text:p text:style-name="P49"><text:span text:style-name="T2">Repel:</text:span> L+1 objects are strongly magnetically repelled from each other if they come within 10 feet.</text:p>
          </text:list-item>
          <text:list-item>
            <text:p text:style-name="P49"><text:span text:style-name="T2">Scry:</text:span> You can see through the eyes of a creature you touched earlier today.</text:p>
          </text:list-item>
          <text:list-item>
            <text:p text:style-name="P49"><text:span text:style-name="T2">Sculpt Elements:</text:span> All inanimate material behaves like clay in your hands.</text:p>
          </text:list-item>
          <text:list-item>
            <text:p text:style-name="P49"><text:span text:style-name="T2">Shroud:</text:span> L creatures are invisible until they move.</text:p>
          </text:list-item>
          <text:list-item>
            <text:p text:style-name="P49"><text:span text:style-name="T2">Shuffle:</text:span> L creatures instantly switch places. Determine where they end up randomly.</text:p>
          </text:list-item>
          <text:list-item>
            <text:p text:style-name="P49"><text:span text:style-name="T2">Sleep:</text:span> L creatures fall into a light sleep.</text:p>
          </text:list-item>
          <text:list-item>
            <text:p text:style-name="P49"><text:span text:style-name="T2">Smoke Form:</text:span> Your body becomes living smoke.</text:p>
          </text:list-item>
          <text:list-item>
            <text:p text:style-name="P49"><text:span text:style-name="T2">Snail Knight:</text:span> 10 minutes after casting, a knight sitting astride a giant snail rides into view. He is able to answer most questions related to quests and chivalry, and may aid you if he finds you worthy.</text:p>
          </text:list-item>
          <text:list-item>
            <text:p text:style-name="P49"><text:span text:style-name="T2">Sniff:</text:span> You can smell even the faintest traces of scents.</text:p>
          </text:list-item>
          <text:list-item>
            <text:p text:style-name="P49"><text:span text:style-name="T2">Sort:</text:span> Inanimate items sort themselves according to categories you set. The categories must be visually verifiable.</text:p>
          </text:list-item>
          <text:list-item>
            <text:p text:style-name="P49"><text:span text:style-name="T2">Spectacle:</text:span> A clearly unreal but impressive illusion of your choice appears, under your control. It may be up to the size of a palace and has full motion and sound.</text:p>
          </text:list-item>
          <text:list-item>
            <text:p text:style-name="P49"><text:span text:style-name="T2">Spellseize:</text:span> Cast this as a reaction to another spell going off to make a temporary copy of it that you can cast at any time before this spell ends.</text:p>
          </text:list-item>
          <text:list-item>
            <text:p text:style-name="P49"><text:span text:style-name="T2">Spider Climb:</text:span> You can climb surfaces like a spider.</text:p>
          </text:list-item>
          <text:list-item>
            <text:p text:style-name="P49"><text:span text:style-name="T2">Summon Cube:</text:span> Once per second, (6 times per round) you may summon or banish a 3-foot-wide cube of earth. New cubes must be affixed to the earth or to other cubes.8.50″</text:p>
          </text:list-item>
          <text:list-item>
            <text:p text:style-name="P49"><text:span text:style-name="T2">Swarm:</text:span> You become a swarm of crows, rats, or piranhas. You only take damage from area effects.</text:p>
          </text:list-item>
          <text:list-item>
            <text:p text:style-name="P49"><text:span text:style-name="T2">Telekinesis:</text:span> You may mentally move L items.</text:p>
          </text:list-item>
          <text:list-item>
            <text:p text:style-name="P49"><text:span text:style-name="T2">Telepathy:</text:span> L+1 creatures can hear each other’s thoughts, no matter how far apart they move.</text:p>
          </text:list-item>
          <text:list-item>
            <text:p text:style-name="P49"><text:span text:style-name="T2">Teleport:</text:span> An object disappears and reappears on the ground in a visible, clear area up to L×40ft away.</text:p>
          </text:list-item>
          <text:list-item>
            <text:p text:style-name="P49"><text:span text:style-name="T2">Thaumaturgic Anchor:</text:span> Object becomes the target of every spell cast near it.</text:p>
          </text:list-item>
          <text:list-item>
            <text:p text:style-name="P49"><text:span text:style-name="T2">Thicket:</text:span> A thicket of trees and dense brush up to L×40ft wide suddenly sprouts up.</text:p>
          </text:list-item>
          <text:list-item>
            <text:p text:style-name="P49"><text:span text:style-name="T2">Time Jump:</text:span> An object disappears as it jumps L×10 minutes into the future. When it returns, it appears in the unoccupied area nearest to where it left.</text:p>
          </text:list-item>
          <text:list-item>
            <text:p text:style-name="P49"><text:span text:style-name="T2">Summon Idol:</text:span> A carved stone statue the size of a four poster bed rises from the ground.</text:p>
          </text:list-item>
          <text:list-item>
            <text:p text:style-name="P49"><text:span text:style-name="T2">Time Rush:</text:span> Time in a 40ft bubble starts moving 10 times faster.</text:p>
          </text:list-item>
          <text:list-item>
            <text:p text:style-name="P49"><text:span text:style-name="T2">Time Slow:</text:span> Time in a 40ft bubble slows to 10%.</text:p>
          </text:list-item>
          <text:list-item>
            <text:p text:style-name="P49"><text:soft-page-break/><text:span text:style-name="T2">True Sight:</text:span> You see through all nearby illusions.</text:p>
          </text:list-item>
          <text:list-item>
            <text:p text:style-name="P49"><text:span text:style-name="T2">Upwell:</text:span> A spring of seawater appears.</text:p>
          </text:list-item>
          <text:list-item>
            <text:p text:style-name="P49"><text:span text:style-name="T2">Vision:</text:span> You completely control what a creature sees.</text:p>
          </text:list-item>
          <text:list-item>
            <text:p text:style-name="P49"><text:span text:style-name="T2">Visual Illusion:</text:span> A silent, immobile, illusion of your choice appears, up to the size of a bedroom.</text:p>
          </text:list-item>
          <text:list-item>
            <text:p text:style-name="P49"><text:span text:style-name="T2">Ward:</text:span> A silver circle 40ft across appears on the ground. Choose one thing that cannot cross it:** Living creatures, dead creatures, projectiles or metal.</text:p>
          </text:list-item>
          <text:list-item>
            <text:p text:style-name="P49"><text:span text:style-name="T2">Web:</text:span> Your wrists can shoot thick webbing.</text:p>
          </text:list-item>
          <text:list-item>
            <text:p text:style-name="P49"><text:span text:style-name="T2">Wizard Mark:</text:span> Your finger can shoot a stream of ulfire-colored paint. This paint is only visible to you, and can be seen at any distance, even through solid objects.</text:p>
          </text:list-item>
          <text:list-item>
            <text:p text:style-name="P49">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number text:level="1" text:style-name="ListLabel_20_26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bb460"/>
    </style:style>
    <style:style style:name="MT1" style:family="text">
      <style:text-properties fo:font-size="10pt"/>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19:00:53</meta:creation-date>
    <dc:date>2024-07-24T16:15:38.940028623</dc:date>
    <meta:generator>LibreOffice/7.3.7.2$Linux_X86_64 LibreOffice_project/30$Build-2</meta:generator>
    <meta:editing-duration>PT9M58S</meta:editing-duration>
    <meta:editing-cycles>2</meta:editing-cycles>
    <meta:document-statistic meta:table-count="0" meta:image-count="0" meta:object-count="0" meta:page-count="11" meta:paragraph-count="561" meta:word-count="5384" meta:character-count="29375" meta:non-whitespace-character-count="24965"/>
    <meta:user-defined meta:name="AppVersion">12.0000</meta:user-defined>
    <meta:template xlink:type="simple" xlink:actuate="onRequest" xlink:title="Normal.dotm" xlink:href=""/>
  </office:meta>
</office:document-meta>
</file>